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left" draw:textarea-vertical-align="top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2.227cm" style:use-optimal-column-width="false"/>
    </style:style>
    <style:style style:name="co3" style:family="table-column">
      <style:table-column-properties style:column-width="5.116cm" style:use-optimal-column-width="false"/>
    </style:style>
    <style:style style:name="ro1" style:family="table-row">
      <style:table-row-properties style:row-height="0.919cm"/>
    </style:style>
    <style:style style:name="ro2" style:family="table-row">
      <style:table-row-properties style:row-height="3.266cm"/>
    </style:style>
    <style:style style:name="ro3" style:family="table-row">
      <style:table-row-properties style:row-height="3.22cm"/>
    </style:style>
    <style:style style:name="ro4" style:family="table-row">
      <style:table-row-properties style:row-height="1.223cm"/>
    </style:style>
    <style:style style:name="ro5" style:family="table-row">
      <style:table-row-properties style:row-height="3.21cm"/>
    </style:style>
    <style:style style:name="ro6" style:family="table-row">
      <style:table-row-properties style:row-height="3.155cm"/>
    </style:style>
    <style:style style:name="ro7" style:family="table-row">
      <style:table-row-properties style:row-height="3.246cm"/>
    </style:style>
    <style:style style:name="ce1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size="18pt" style:font-size-asian="18pt" style:font-size-complex="18pt"/>
    </style:style>
    <style:style style:name="ce2" style:family="table-cell">
      <style:graphic-properties draw:fill="none" style:repeat="repeat" fo:padding-top="0.1cm" fo:padding-bottom="0.1cm" fo:padding-left="0.1cm" fo:padding-right="0.1cm"/>
      <style:paragraph-properties fo:border="0.001cm solid #000000"/>
      <style:text-properties fo:font-size="12pt" style:font-size-asian="12pt" style:font-size-complex="12pt"/>
    </style:style>
    <style:style style:name="ce3" style:family="table-cell">
      <style:graphic-properties draw:fill="none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fo:font-size="12pt" style:font-size-asian="12pt" style:font-size-complex="12pt"/>
    </style:style>
    <style:style style:name="ce4" style:family="table-cell">
      <style:graphic-properties draw:fill="none" style:repeat="repeat" fo:padding-top="0.1cm" fo:padding-bottom="0.1cm" fo:padding-left="0.1cm" fo:padding-right="0.1cm"/>
      <style:paragraph-properties fo:border-left="none" fo:border-right="0.001cm solid #000000" fo:border-top="0.001cm solid #000000" fo:border-bottom="0.001cm solid #000000"/>
      <style:text-properties fo:font-size="12pt" style:font-size-asian="12pt" style:font-size-complex="12pt"/>
    </style:style>
    <style:style style:name="ce5" style:family="table-cell">
      <style:graphic-properties draw:fill="none" draw:fill-color="#000000" style:repeat="repeat" fo:padding-top="0.1cm" fo:padding-bottom="0.1cm" fo:padding-left="0.1cm" fo:padding-right="0.1cm"/>
      <style:paragraph-properties fo:border-left="0.001cm solid #000000" fo:border-right="0.001cm solid #000000" fo:border-top="0.001cm solid #000000" fo:border-bottom="none"/>
      <style:text-properties fo:font-size="12pt" style:font-size-asian="12pt" style:font-size-complex="12pt"/>
    </style:style>
    <style:style style:name="ce6" style:family="table-cell">
      <style:graphic-properties draw:fill="none" draw:fill-color="#000000" style:repeat="repeat"/>
      <style:paragraph-properties fo:border-left="none" fo:border-right="0.001cm solid #000000" fo:border-top="0.001cm solid #000000" fo:border-bottom="0.001cm solid #000000"/>
      <style:text-properties fo:font-size="12pt" style:font-size-asian="12pt" style:font-size-complex="12pt"/>
    </style:style>
    <style:style style:name="ce7" style:family="table-cell">
      <style:graphic-properties draw:fill="none" draw:fill-color="#000000" style:repeat="repeat"/>
      <style:paragraph-properties fo:border="0.001cm solid #000000"/>
      <style:text-properties fo:font-size="12pt" style:font-size-asian="12pt" style:font-size-complex="12pt"/>
    </style:style>
    <style:style style:name="ce8" style:family="table-cell">
      <style:graphic-properties draw:fill="none" draw:fill-color="#000000" style:repeat="repeat" fo:padding-top="0.1cm" fo:padding-bottom="0.1cm" fo:padding-left="0.1cm" fo:padding-right="0.1cm"/>
      <style:paragraph-properties fo:border="0.001cm solid #000000"/>
      <style:text-properties fo:font-size="12pt" style:font-size-asian="12pt" style:font-size-complex="12pt"/>
    </style:style>
    <style:style style:name="ce9" style:family="table-cell">
      <style:graphic-properties draw:fill="none" draw:fill-color="#000000" style:repeat="repeat"/>
      <style:paragraph-properties fo:border="0.001cm solid #000000"/>
    </style:style>
    <style:style style:name="ce10" style:family="table-cell">
      <style:graphic-properties draw:fill="none" style:repeat="repeat"/>
      <style:paragraph-properties fo:border-left="none" fo:border-right="0.001cm solid #000000" fo:border-top="0.001cm solid #000000" fo:border-bottom="0.001cm solid #000000"/>
      <style:text-properties fo:font-size="12pt" style:font-size-asian="12pt" style:font-size-complex="12pt"/>
    </style:style>
    <style:style style:name="ce11" style:family="table-cell">
      <style:graphic-properties draw:fill="none" style:repeat="repeat"/>
      <style:paragraph-properties fo:border="0.001cm solid #000000"/>
      <style:text-properties fo:font-size="12pt" style:font-size-asian="12pt" style:font-size-complex="12pt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473cm" svg:height="1.5cm" svg:x="2.627cm" svg:y="3cm">
          <text:p text:style-name="P1"><text:span text:style-name="T1">3: i3 = ...i1</text:span></text:p>
          <text:p text:style-name="P1"><text:span text:style-name="T1">4: i4 = i3;</text:span></text:p>
        </draw:rect>
        <draw:rect draw:style-name="gr1" draw:text-style-name="P2" draw:layer="layout" svg:width="3.473cm" svg:height="1.5cm" svg:x="1.127cm" svg:y="5.5cm">
          <text:p text:style-name="P1"><text:span text:style-name="T1">5: i5 = phi(i2,i4)</text:span></text:p>
          <text:p text:style-name="P1"><text:span text:style-name="T1">6: i6 = i1 + i5</text:span></text:p>
        </draw:rect>
        <draw:line draw:style-name="gr2" draw:text-style-name="P3" draw:layer="layout" svg:x1="1.6cm" svg:y1="4cm" svg:x2="2.6cm" svg:y2="5.5cm">
          <text:p/>
        </draw:line>
        <draw:line draw:style-name="gr2" draw:text-style-name="P3" draw:layer="layout" svg:x1="4.1cm" svg:y1="4.5cm" svg:x2="3.1cm" svg:y2="5.5cm">
          <text:p/>
        </draw:line>
        <draw:line draw:style-name="gr2" draw:text-style-name="P3" draw:layer="layout" svg:x1="3.1cm" svg:y1="1.5cm" svg:x2="4.1cm" svg:y2="3cm">
          <text:p/>
        </draw:line>
        <draw:frame draw:style-name="standard" draw:layer="layout" svg:width="12.041cm" svg:height="18.238cm" svg:x="6.694cm" svg:y="1.08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4"><text:span text:style-name="T1">live set</text:span></text:p>
              </table:table-cell>
              <table:table-cell>
                <text:p text:style-name="P4">intervall</text:p>
              </table:table-cell>
            </table:table-row>
            <table:table-row table:style-name="ro2" table:default-cell-style-name="ce2">
              <table:table-cell>
                <text:p text:style-name="P4">B4, zuunterst</text:p>
              </table:table-cell>
              <table:table-cell>
                <text:p text:style-name="P4">{ }</text:p>
              </table:table-cell>
              <table:table-cell table:style-name="ce1"/>
            </table:table-row>
            <table:table-row table:style-name="ro3">
              <table:table-cell table:style-name="ce3">
                <text:p text:style-name="P4"><text:span text:style-name="T1">nach Instruktion 6</text:span></text:p>
              </table:table-cell>
              <table:table-cell table:style-name="ce2">
                <text:p text:style-name="P4">{1, 5}</text:p>
              </table:table-cell>
              <table:table-cell table:style-name="ce1"/>
            </table:table-row>
            <table:table-row table:style-name="ro4" table:default-cell-style-name="ce2">
              <table:table-cell>
                <text:p text:style-name="P4">5 ist phi-Funktion, nicht bearbeiten</text:p>
              </table:table-cell>
              <table:table-cell table:style-name="ce4"/>
              <table:table-cell/>
            </table:table-row>
            <table:table-row table:style-name="ro5">
              <table:table-cell table:style-name="ce5">
                <text:p text:style-name="P4"><text:span text:style-name="T1">B3, zuunterst</text:span></text:p>
              </table:table-cell>
              <table:table-cell table:style-name="ce6">
                <text:p text:style-name="P4">{1, 4}</text:p>
              </table:table-cell>
              <table:table-cell table:style-name="ce7"/>
            </table:table-row>
            <table:table-row table:style-name="ro6">
              <table:table-cell table:style-name="ce8">
                <text:p text:style-name="P4">nach Instruktion 4</text:p>
              </table:table-cell>
              <table:table-cell table:style-name="ce6">
                <text:p text:style-name="P4">{1, 3}</text:p>
              </table:table-cell>
              <table:table-cell table:style-name="ce9"/>
            </table:table-row>
            <table:table-row table:style-name="ro7">
              <table:table-cell table:style-name="ce2">
                <text:p text:style-name="P4">nach Instruktion 3</text:p>
              </table:table-cell>
              <table:table-cell table:style-name="ce10">
                <text:p text:style-name="P4">{1}</text:p>
              </table:table-cell>
              <table:table-cell table:style-name="ce11"/>
            </table:table-row>
          </table:table>
          <draw:image xlink:href="Pictures/TablePreview1.svm" xlink:type="simple" xlink:show="embed" xlink:actuate="onLoad"/>
        </draw:frame>
        <draw:rect draw:style-name="gr3" draw:text-style-name="P5" draw:layer="layout" svg:width="0.5cm" svg:height="0.5cm" svg:x="14.1cm" svg:y="2.2cm">
          <text:p text:style-name="P5"><text:span text:style-name="T2">1</text:span></text:p>
        </draw:rect>
        <draw:rect draw:style-name="gr3" draw:text-style-name="P5" draw:layer="layout" svg:width="0.5cm" svg:height="0.5cm" svg:x="14.1cm" svg:y="2.7cm">
          <text:p text:style-name="P5"><text:span text:style-name="T2">2</text:span></text:p>
        </draw:rect>
        <draw:rect draw:style-name="gr3" draw:text-style-name="P5" draw:layer="layout" svg:width="0.5cm" svg:height="0.5cm" svg:x="14.1cm" svg:y="3.2cm">
          <text:p text:style-name="P5"><text:span text:style-name="T2">3</text:span></text:p>
        </draw:rect>
        <draw:rect draw:style-name="gr3" draw:text-style-name="P5" draw:layer="layout" svg:width="0.5cm" svg:height="0.5cm" svg:x="14.1cm" svg:y="3.7cm">
          <text:p text:style-name="P5"><text:span text:style-name="T2">4</text:span></text:p>
        </draw:rect>
        <draw:rect draw:style-name="gr3" draw:text-style-name="P5" draw:layer="layout" svg:width="0.5cm" svg:height="0.5cm" svg:x="14.1cm" svg:y="4.2cm">
          <text:p text:style-name="P5"><text:span text:style-name="T2">5</text:span></text:p>
        </draw:rect>
        <draw:rect draw:style-name="gr3" draw:text-style-name="P5" draw:layer="layout" svg:width="0.5cm" svg:height="0.5cm" svg:x="14.1cm" svg:y="4.7cm">
          <text:p text:style-name="P5"><text:span text:style-name="T2">6</text:span></text:p>
        </draw:rect>
        <draw:rect draw:style-name="gr3" draw:text-style-name="P5" draw:id="id1" draw:layer="layout" svg:width="0.5cm" svg:height="0.5cm" svg:x="14.1cm" svg:y="5.4cm">
          <text:p text:style-name="P5"><text:span text:style-name="T2">1</text:span></text:p>
        </draw:rect>
        <draw:rect draw:style-name="gr3" draw:text-style-name="P5" draw:layer="layout" svg:width="0.5cm" svg:height="0.5cm" svg:x="14.1cm" svg:y="5.9cm">
          <text:p text:style-name="P5"><text:span text:style-name="T2">2</text:span></text:p>
        </draw:rect>
        <draw:rect draw:style-name="gr3" draw:text-style-name="P5" draw:layer="layout" svg:width="0.5cm" svg:height="0.5cm" svg:x="14.1cm" svg:y="6.4cm">
          <text:p text:style-name="P5"><text:span text:style-name="T2">3</text:span></text:p>
        </draw:rect>
        <draw:rect draw:style-name="gr3" draw:text-style-name="P5" draw:layer="layout" svg:width="0.5cm" svg:height="0.5cm" svg:x="14.1cm" svg:y="6.9cm">
          <text:p text:style-name="P5"><text:span text:style-name="T2">4</text:span></text:p>
        </draw:rect>
        <draw:rect draw:style-name="gr3" draw:text-style-name="P5" draw:layer="layout" svg:width="0.5cm" svg:height="0.5cm" svg:x="14.1cm" svg:y="7.4cm">
          <text:p text:style-name="P5"><text:span text:style-name="T2">5</text:span></text:p>
        </draw:rect>
        <draw:rect draw:style-name="gr3" draw:text-style-name="P5" draw:layer="layout" svg:width="0.5cm" svg:height="0.5cm" svg:x="14.1cm" svg:y="7.9cm">
          <text:p text:style-name="P5"><text:span text:style-name="T2">6</text:span></text:p>
        </draw:rect>
        <draw:rect draw:style-name="gr3" draw:text-style-name="P5" draw:id="id2" draw:layer="layout" svg:width="0.9cm" svg:height="0.5cm" svg:x="15.6cm" svg:y="5.4cm">
          <text:p text:style-name="P5"><text:span text:style-name="T2">6 - 6</text:span></text:p>
        </draw:rect>
        <draw:connector draw:style-name="gr2" draw:text-style-name="P3" draw:layer="layout" draw:type="lines" svg:x1="14.6cm" svg:y1="5.65cm" svg:x2="15.6cm" svg:y2="5.65cm" draw:start-shape="id1" draw:start-glue-point="1" draw:end-shape="id2" draw:end-glue-point="3" svg:d="m14600 5650h501-2 501">
          <text:p/>
        </draw:connector>
        <draw:frame draw:style-name="gr4" draw:text-style-name="P4" draw:layer="layout" svg:width="2.157cm" svg:height="0.725cm" svg:x="4.343cm" svg:y="2.275cm">
          <draw:text-box>
            <text:p text:style-name="P4">Node B3</text:p>
          </draw:text-box>
        </draw:frame>
        <draw:frame draw:style-name="gr4" draw:text-style-name="P4" draw:layer="layout" svg:width="2.157cm" svg:height="0.725cm" svg:x="3.843cm" svg:y="4.775cm">
          <draw:text-box>
            <text:p text:style-name="P4">Node B4</text:p>
          </draw:text-box>
        </draw:frame>
        <draw:rect draw:style-name="gr3" draw:text-style-name="P5" draw:id="id3" draw:layer="layout" svg:width="0.9cm" svg:height="0.5cm" svg:x="15.6cm" svg:y="7.4cm">
          <text:p text:style-name="P5"><text:span text:style-name="T2">6 - 6</text:span></text:p>
        </draw:rect>
        <draw:connector draw:style-name="gr2" draw:text-style-name="P3" draw:layer="layout" draw:type="lines" svg:x1="14.6cm" svg:y1="7.65cm" svg:x2="15.6cm" svg:y2="7.65cm" draw:end-shape="id3" draw:end-glue-point="3" svg:d="m14600 7650v0h499 501">
          <text:p/>
        </draw:connector>
        <draw:rect draw:style-name="gr3" draw:text-style-name="P5" draw:id="id4" draw:layer="layout" svg:width="0.5cm" svg:height="0.5cm" svg:x="14.1cm" svg:y="9.8cm">
          <text:p text:style-name="P5"><text:span text:style-name="T2">1</text:span></text:p>
        </draw:rect>
        <draw:rect draw:style-name="gr3" draw:text-style-name="P5" draw:layer="layout" svg:width="0.5cm" svg:height="0.5cm" svg:x="14.1cm" svg:y="10.3cm">
          <text:p text:style-name="P5"><text:span text:style-name="T2">2</text:span></text:p>
        </draw:rect>
        <draw:rect draw:style-name="gr3" draw:text-style-name="P5" draw:layer="layout" svg:width="0.5cm" svg:height="0.5cm" svg:x="14.1cm" svg:y="10.8cm">
          <text:p text:style-name="P5"><text:span text:style-name="T2">3</text:span></text:p>
        </draw:rect>
        <draw:rect draw:style-name="gr3" draw:text-style-name="P5" draw:layer="layout" svg:width="0.5cm" svg:height="0.5cm" svg:x="14.1cm" svg:y="11.3cm">
          <text:p text:style-name="P5"><text:span text:style-name="T2">4</text:span></text:p>
        </draw:rect>
        <draw:rect draw:style-name="gr3" draw:text-style-name="P5" draw:layer="layout" svg:width="0.5cm" svg:height="0.5cm" svg:x="14.1cm" svg:y="11.8cm">
          <text:p text:style-name="P5"><text:span text:style-name="T2">5</text:span></text:p>
        </draw:rect>
        <draw:rect draw:style-name="gr3" draw:text-style-name="P5" draw:layer="layout" svg:width="0.5cm" svg:height="0.5cm" svg:x="14.1cm" svg:y="12.3cm">
          <text:p text:style-name="P5"><text:span text:style-name="T2">6</text:span></text:p>
        </draw:rect>
        <draw:rect draw:style-name="gr3" draw:text-style-name="P5" draw:id="id5" draw:layer="layout" svg:width="0.9cm" svg:height="0.5cm" svg:x="15.6cm" svg:y="9.8cm">
          <text:p text:style-name="P5"><text:span text:style-name="T2">3 - 5</text:span></text:p>
        </draw:rect>
        <draw:connector draw:style-name="gr2" draw:text-style-name="P3" draw:layer="layout" draw:type="lines" svg:x1="14.6cm" svg:y1="10.05cm" svg:x2="15.6cm" svg:y2="10.05cm" draw:start-shape="id4" draw:start-glue-point="1" draw:end-shape="id5" draw:end-glue-point="3" svg:d="m14600 10050h501-2 501">
          <text:p/>
        </draw:connector>
        <draw:rect draw:style-name="gr3" draw:text-style-name="P5" draw:id="id6" draw:layer="layout" svg:width="0.9cm" svg:height="0.5cm" svg:x="15.6cm" svg:y="11.8cm">
          <text:p text:style-name="P5"><text:span text:style-name="T2">6 - 6</text:span></text:p>
        </draw:rect>
        <draw:connector draw:style-name="gr2" draw:text-style-name="P3" draw:layer="layout" draw:type="lines" svg:x1="14.6cm" svg:y1="12.05cm" svg:x2="15.6cm" svg:y2="12.05cm" draw:end-shape="id6" draw:end-glue-point="3" svg:d="m14600 12050v0h499 501">
          <text:p/>
        </draw:connector>
        <draw:rect draw:style-name="gr3" draw:text-style-name="P5" draw:id="id7" draw:layer="layout" svg:width="0.9cm" svg:height="0.5cm" svg:x="17.5cm" svg:y="9.8cm">
          <text:p text:style-name="P5"><text:span text:style-name="T2">6 - 6</text:span></text:p>
        </draw:rect>
        <draw:connector draw:style-name="gr2" draw:text-style-name="P3" draw:layer="layout" draw:type="lines" svg:x1="16.5cm" svg:y1="10.05cm" svg:x2="17.5cm" svg:y2="10.05cm" draw:end-shape="id7" draw:end-glue-point="3" svg:d="m16500 10050v0h499 501">
          <text:p/>
        </draw:connector>
        <draw:rect draw:style-name="gr3" draw:text-style-name="P5" draw:id="id8" draw:layer="layout" svg:width="0.9cm" svg:height="0.5cm" svg:x="15.6cm" svg:y="11.3cm">
          <text:p text:style-name="P5"><text:span text:style-name="T2">4 - 5</text:span></text:p>
        </draw:rect>
        <draw:connector draw:style-name="gr2" draw:text-style-name="P3" draw:layer="layout" draw:type="lines" svg:x1="14.6cm" svg:y1="11.55cm" svg:x2="15.6cm" svg:y2="11.55cm" draw:end-shape="id8" draw:end-glue-point="3" svg:d="m14600 11550v0h499 501">
          <text:p/>
        </draw:connector>
        <draw:rect draw:style-name="gr3" draw:text-style-name="P5" draw:id="id9" draw:layer="layout" svg:width="0.5cm" svg:height="0.5cm" svg:x="14.1cm" svg:y="13cm">
          <text:p text:style-name="P5"><text:span text:style-name="T2">1</text:span></text:p>
        </draw:rect>
        <draw:rect draw:style-name="gr3" draw:text-style-name="P5" draw:layer="layout" svg:width="0.5cm" svg:height="0.5cm" svg:x="14.1cm" svg:y="13.5cm">
          <text:p text:style-name="P5"><text:span text:style-name="T2">2</text:span></text:p>
        </draw:rect>
        <draw:rect draw:style-name="gr3" draw:text-style-name="P5" draw:layer="layout" svg:width="0.5cm" svg:height="0.5cm" svg:x="14.1cm" svg:y="14cm">
          <text:p text:style-name="P5"><text:span text:style-name="T2">3</text:span></text:p>
        </draw:rect>
        <draw:rect draw:style-name="gr3" draw:text-style-name="P5" draw:layer="layout" svg:width="0.5cm" svg:height="0.5cm" svg:x="14.1cm" svg:y="14.5cm">
          <text:p text:style-name="P5"><text:span text:style-name="T2">4</text:span></text:p>
        </draw:rect>
        <draw:rect draw:style-name="gr3" draw:text-style-name="P5" draw:layer="layout" svg:width="0.5cm" svg:height="0.5cm" svg:x="14.1cm" svg:y="15cm">
          <text:p text:style-name="P5"><text:span text:style-name="T2">5</text:span></text:p>
        </draw:rect>
        <draw:rect draw:style-name="gr3" draw:text-style-name="P5" draw:layer="layout" svg:width="0.5cm" svg:height="0.5cm" svg:x="14.1cm" svg:y="15.5cm">
          <text:p text:style-name="P5"><text:span text:style-name="T2">6</text:span></text:p>
        </draw:rect>
        <draw:rect draw:style-name="gr3" draw:text-style-name="P5" draw:id="id10" draw:layer="layout" svg:width="0.9cm" svg:height="0.5cm" svg:x="15.6cm" svg:y="13cm">
          <text:p text:style-name="P5"><text:span text:style-name="T2">3 - 5</text:span></text:p>
        </draw:rect>
        <draw:connector draw:style-name="gr2" draw:text-style-name="P3" draw:layer="layout" draw:type="lines" svg:x1="14.6cm" svg:y1="13.25cm" svg:x2="15.6cm" svg:y2="13.25cm" draw:start-shape="id9" draw:start-glue-point="1" draw:end-shape="id10" draw:end-glue-point="3" svg:d="m14600 13250h501-2 501">
          <text:p/>
        </draw:connector>
        <draw:rect draw:style-name="gr3" draw:text-style-name="P5" draw:id="id11" draw:layer="layout" svg:width="0.9cm" svg:height="0.5cm" svg:x="15.6cm" svg:y="15cm">
          <text:p text:style-name="P5"><text:span text:style-name="T2">6 - 6</text:span></text:p>
        </draw:rect>
        <draw:connector draw:style-name="gr2" draw:text-style-name="P3" draw:layer="layout" draw:type="lines" svg:x1="14.6cm" svg:y1="15.25cm" svg:x2="15.6cm" svg:y2="15.25cm" draw:end-shape="id11" draw:end-glue-point="3" svg:d="m14600 15250v0h499 501">
          <text:p/>
        </draw:connector>
        <draw:rect draw:style-name="gr3" draw:text-style-name="P5" draw:id="id12" draw:layer="layout" svg:width="0.9cm" svg:height="0.5cm" svg:x="17.5cm" svg:y="13cm">
          <text:p text:style-name="P5"><text:span text:style-name="T2">6 - 6</text:span></text:p>
        </draw:rect>
        <draw:connector draw:style-name="gr2" draw:text-style-name="P3" draw:layer="layout" draw:type="lines" svg:x1="16.5cm" svg:y1="13.25cm" svg:x2="17.5cm" svg:y2="13.25cm" draw:end-shape="id12" draw:end-glue-point="3" svg:d="m16500 13250v0h499 501">
          <text:p/>
        </draw:connector>
        <draw:rect draw:style-name="gr3" draw:text-style-name="P5" draw:id="id13" draw:layer="layout" svg:width="0.9cm" svg:height="0.5cm" svg:x="15.6cm" svg:y="14.5cm">
          <text:p text:style-name="P5"><text:span text:style-name="T2">4 - 5</text:span></text:p>
        </draw:rect>
        <draw:connector draw:style-name="gr2" draw:text-style-name="P3" draw:layer="layout" draw:type="lines" svg:x1="14.6cm" svg:y1="14.75cm" svg:x2="15.6cm" svg:y2="14.75cm" draw:end-shape="id13" draw:end-glue-point="3" svg:d="m14600 14750v0h499 501">
          <text:p/>
        </draw:connector>
        <draw:rect draw:style-name="gr3" draw:text-style-name="P5" draw:id="id14" draw:layer="layout" svg:width="0.9cm" svg:height="0.5cm" svg:x="15.6cm" svg:y="14cm">
          <text:p text:style-name="P5"><text:span text:style-name="T2">3 - 4</text:span></text:p>
        </draw:rect>
        <draw:connector draw:style-name="gr2" draw:text-style-name="P3" draw:layer="layout" draw:type="lines" svg:x1="14.6cm" svg:y1="14.25cm" svg:x2="15.6cm" svg:y2="14.25cm" draw:end-shape="id14" draw:end-glue-point="3" svg:d="m14600 14250v0h499 501">
          <text:p/>
        </draw:connector>
        <draw:rect draw:style-name="gr3" draw:text-style-name="P5" draw:id="id15" draw:layer="layout" svg:width="0.5cm" svg:height="0.5cm" svg:x="14.1cm" svg:y="16.2cm">
          <text:p text:style-name="P5"><text:span text:style-name="T2">1</text:span></text:p>
        </draw:rect>
        <draw:rect draw:style-name="gr3" draw:text-style-name="P5" draw:layer="layout" svg:width="0.5cm" svg:height="0.5cm" svg:x="14.1cm" svg:y="16.7cm">
          <text:p text:style-name="P5"><text:span text:style-name="T2">2</text:span></text:p>
        </draw:rect>
        <draw:rect draw:style-name="gr3" draw:text-style-name="P5" draw:layer="layout" svg:width="0.5cm" svg:height="0.5cm" svg:x="14.1cm" svg:y="17.2cm">
          <text:p text:style-name="P5"><text:span text:style-name="T2">3</text:span></text:p>
        </draw:rect>
        <draw:rect draw:style-name="gr3" draw:text-style-name="P5" draw:layer="layout" svg:width="0.5cm" svg:height="0.5cm" svg:x="14.1cm" svg:y="17.7cm">
          <text:p text:style-name="P5"><text:span text:style-name="T2">4</text:span></text:p>
        </draw:rect>
        <draw:rect draw:style-name="gr3" draw:text-style-name="P5" draw:layer="layout" svg:width="0.5cm" svg:height="0.5cm" svg:x="14.1cm" svg:y="18.2cm">
          <text:p text:style-name="P5"><text:span text:style-name="T2">5</text:span></text:p>
        </draw:rect>
        <draw:rect draw:style-name="gr3" draw:text-style-name="P5" draw:layer="layout" svg:width="0.5cm" svg:height="0.5cm" svg:x="14.1cm" svg:y="18.7cm">
          <text:p text:style-name="P5"><text:span text:style-name="T2">6</text:span></text:p>
        </draw:rect>
        <draw:rect draw:style-name="gr3" draw:text-style-name="P5" draw:id="id16" draw:layer="layout" svg:width="0.9cm" svg:height="0.5cm" svg:x="15.6cm" svg:y="16.2cm">
          <text:p text:style-name="P5"><text:span text:style-name="T2">3 - 5</text:span></text:p>
        </draw:rect>
        <draw:connector draw:style-name="gr2" draw:text-style-name="P3" draw:layer="layout" draw:type="lines" svg:x1="14.6cm" svg:y1="16.45cm" svg:x2="15.6cm" svg:y2="16.45cm" draw:start-shape="id15" draw:start-glue-point="1" draw:end-shape="id16" draw:end-glue-point="3" svg:d="m14600 16450h501-2 501">
          <text:p/>
        </draw:connector>
        <draw:rect draw:style-name="gr3" draw:text-style-name="P5" draw:id="id17" draw:layer="layout" svg:width="0.9cm" svg:height="0.5cm" svg:x="15.6cm" svg:y="18.2cm">
          <text:p text:style-name="P5"><text:span text:style-name="T2">6 - 6</text:span></text:p>
        </draw:rect>
        <draw:connector draw:style-name="gr2" draw:text-style-name="P3" draw:layer="layout" draw:type="lines" svg:x1="14.6cm" svg:y1="18.45cm" svg:x2="15.6cm" svg:y2="18.45cm" draw:end-shape="id17" draw:end-glue-point="3" svg:d="m14600 18450v0h499 501">
          <text:p/>
        </draw:connector>
        <draw:rect draw:style-name="gr3" draw:text-style-name="P5" draw:id="id18" draw:layer="layout" svg:width="0.9cm" svg:height="0.5cm" svg:x="17.5cm" svg:y="16.2cm">
          <text:p text:style-name="P5"><text:span text:style-name="T2">6 - 6</text:span></text:p>
        </draw:rect>
        <draw:connector draw:style-name="gr2" draw:text-style-name="P3" draw:layer="layout" draw:type="lines" svg:x1="16.5cm" svg:y1="16.45cm" svg:x2="17.5cm" svg:y2="16.45cm" draw:end-shape="id18" draw:end-glue-point="3" svg:d="m16500 16450v0h499 501">
          <text:p/>
        </draw:connector>
        <draw:rect draw:style-name="gr3" draw:text-style-name="P5" draw:id="id19" draw:layer="layout" svg:width="0.9cm" svg:height="0.5cm" svg:x="15.6cm" svg:y="17.7cm">
          <text:p text:style-name="P5"><text:span text:style-name="T2">4 - 5</text:span></text:p>
        </draw:rect>
        <draw:connector draw:style-name="gr2" draw:text-style-name="P3" draw:layer="layout" draw:type="lines" svg:x1="14.6cm" svg:y1="17.95cm" svg:x2="15.6cm" svg:y2="17.95cm" draw:end-shape="id19" draw:end-glue-point="3" svg:d="m14600 17950v0h499 501">
          <text:p/>
        </draw:connector>
        <draw:rect draw:style-name="gr3" draw:text-style-name="P5" draw:id="id20" draw:layer="layout" svg:width="0.9cm" svg:height="0.5cm" svg:x="15.6cm" svg:y="17.2cm">
          <text:p text:style-name="P5"><text:span text:style-name="T2">3 - 4</text:span></text:p>
        </draw:rect>
        <draw:connector draw:style-name="gr2" draw:text-style-name="P3" draw:layer="layout" draw:type="lines" svg:x1="14.6cm" svg:y1="17.45cm" svg:x2="15.6cm" svg:y2="17.45cm" draw:end-shape="id20" draw:end-glue-point="3" svg:d="m14600 17450v0h499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rs Graf</meta:initial-creator>
    <meta:creation-date>2010-03-29T17:16:08.51</meta:creation-date>
    <dc:date>2010-05-31T12:43:10.16</dc:date>
    <dc:creator>Urs Graf</dc:creator>
    <meta:editing-duration>PT00H07M20S</meta:editing-duration>
    <meta:editing-cycles>1</meta:editing-cycles>
    <meta:generator>OpenOffice.org/3.2$Win32 OpenOffice.org_project/320m12$Build-9483</meta:generator>
    <meta:document-statistic meta:object-count="70"/>
  </office:meta>
</office:document-meta>
</file>